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style:line-height-at-least="0.503cm"/>
      <style:text-properties fo:color="#000000" loext:opacity="100%" style:font-name="Carlito" fo:font-size="13pt" fo:background-color="#ffffff" style:font-size-asian="13pt" style:font-size-complex="13pt"/>
    </style:style>
    <style:style style:name="P2" style:family="paragraph" style:parent-style-name="Standard">
      <style:paragraph-properties style:line-height-at-least="0.503cm"/>
      <style:text-properties fo:color="#000000" loext:opacity="100%" style:font-name="Carlito" fo:font-size="13pt" fo:font-weight="normal" fo:background-color="#ffffff" style:font-size-asian="13pt" style:font-size-complex="13pt"/>
    </style:style>
    <style:style style:name="P3" style:family="paragraph" style:parent-style-name="Standard" style:list-style-name="L1">
      <style:paragraph-properties style:line-height-at-least="0.503cm"/>
      <style:text-properties fo:color="#000000" loext:opacity="100%" style:font-name="Carlito" fo:font-size="13pt" fo:font-weight="normal" fo:background-color="#ffffff" style:font-size-asian="13pt" style:font-size-complex="13pt"/>
    </style:style>
    <style:style style:name="P4" style:family="paragraph" style:parent-style-name="Standard" style:list-style-name="L2">
      <style:paragraph-properties style:line-height-at-least="0.503cm"/>
      <style:text-properties fo:color="#000000" loext:opacity="100%" style:font-name="Carlito" fo:font-size="13pt" fo:font-weight="normal" fo:background-color="#ffffff" style:font-size-asian="13pt" style:font-size-complex="13pt"/>
    </style:style>
    <style:style style:name="P5" style:family="paragraph" style:parent-style-name="Standard" style:list-style-name="L2">
      <style:paragraph-properties style:line-height-at-least="0.503cm"/>
      <style:text-properties fo:color="#000000" loext:opacity="100%" style:font-name="Carlito" fo:font-size="13pt" fo:background-color="#ffffff" style:font-size-asian="13pt" style:font-size-complex="13pt"/>
    </style:style>
    <style:style style:name="P6" style:family="paragraph" style:parent-style-name="Standard">
      <style:paragraph-properties style:line-height-at-least="0.503cm"/>
      <style:text-properties fo:color="#000000" loext:opacity="100%" style:font-name="Carlito" fo:font-size="13pt" fo:font-weight="normal" officeooo:paragraph-rsid="00275d70"/>
    </style:style>
    <style:style style:name="P7" style:family="paragraph" style:parent-style-name="Standard" style:list-style-name="L3">
      <style:paragraph-properties style:line-height-at-least="0.503cm"/>
      <style:text-properties fo:color="#000000" loext:opacity="100%" style:font-name="Carlito" fo:font-size="13pt" fo:font-weight="normal" fo:background-color="#ffffff" style:font-size-asian="13pt" style:font-size-complex="13pt"/>
    </style:style>
    <style:style style:name="P8" style:family="paragraph" style:parent-style-name="Standard" style:list-style-name="L3">
      <style:paragraph-properties style:line-height-at-least="0.503cm"/>
      <style:text-properties fo:color="#000000" loext:opacity="100%" style:font-name="Carlito" fo:font-size="13pt" fo:font-weight="normal" officeooo:paragraph-rsid="0025c846" fo:background-color="#ffffff" style:font-size-asian="13pt" style:font-size-complex="13pt"/>
    </style:style>
    <style:style style:name="P9" style:family="paragraph" style:parent-style-name="Standard" style:list-style-name="L3">
      <style:paragraph-properties style:line-height-at-least="0.503cm"/>
      <style:text-properties fo:color="#000000" loext:opacity="100%" style:font-name="Carlito" fo:font-size="13pt" fo:font-weight="normal" officeooo:rsid="0041c789" officeooo:paragraph-rsid="0041c789" fo:background-color="#ffffff" style:font-size-asian="13pt" style:font-size-complex="13pt"/>
    </style:style>
    <style:style style:name="P10" style:family="paragraph" style:parent-style-name="Standard" style:list-style-name="L4">
      <style:paragraph-properties style:line-height-at-least="0.503cm"/>
      <style:text-properties officeooo:paragraph-rsid="00275d70"/>
    </style:style>
    <style:style style:name="P11" style:family="paragraph" style:parent-style-name="Standard" style:list-style-name="L4">
      <style:paragraph-properties style:line-height-at-least="0.503cm"/>
      <style:text-properties fo:color="#000000" loext:opacity="100%" style:font-name="Carlito" fo:font-size="13pt" fo:font-weight="normal" fo:background-color="#ffffff" style:font-size-asian="13pt" style:font-size-complex="13pt"/>
    </style:style>
    <style:style style:name="P12" style:family="paragraph" style:parent-style-name="Standard" style:list-style-name="L4">
      <style:paragraph-properties style:line-height-at-least="0.503cm"/>
      <style:text-properties fo:color="#000000" loext:opacity="100%" style:font-name="Carlito" fo:font-size="13pt" fo:font-weight="normal" officeooo:rsid="00275d70" officeooo:paragraph-rsid="00275d70" fo:background-color="#ffffff" style:font-size-asian="13pt" style:font-size-complex="13pt"/>
    </style:style>
    <style:style style:name="P13" style:family="paragraph" style:parent-style-name="Standard" style:list-style-name="L5">
      <style:paragraph-properties style:line-height-at-least="0.503cm"/>
      <style:text-properties fo:color="#000000" loext:opacity="100%" style:font-name="Carlito" fo:font-size="13pt" fo:font-weight="normal" fo:background-color="#ffffff" style:font-size-asian="13pt" style:font-size-complex="13pt"/>
    </style:style>
    <style:style style:name="P14" style:family="paragraph" style:parent-style-name="Standard" style:list-style-name="L6">
      <style:paragraph-properties style:line-height-at-least="0.503cm"/>
      <style:text-properties fo:color="#000000" loext:opacity="100%" style:font-name="Carlito" fo:font-size="13pt" fo:background-color="#ffffff" style:font-size-asian="13pt" style:font-size-complex="13pt"/>
    </style:style>
    <style:style style:name="P15" style:family="paragraph" style:parent-style-name="Standard" style:list-style-name="L6">
      <style:paragraph-properties style:line-height-at-least="0.503cm"/>
      <style:text-properties fo:color="#000000" loext:opacity="100%" style:font-name="Carlito" fo:font-size="13pt" fo:font-weight="normal" officeooo:paragraph-rsid="004027ec" fo:background-color="#ffffff" style:font-size-asian="13pt" style:font-size-complex="13pt"/>
    </style:style>
    <style:style style:name="P16" style:family="paragraph" style:parent-style-name="Standard" style:list-style-name="L6">
      <style:paragraph-properties style:line-height-at-least="0.503cm"/>
      <style:text-properties fo:font-variant="normal" fo:text-transform="none" fo:color="#1a1a1a" loext:opacity="100%" style:font-name="apple-system" fo:font-size="12pt" fo:letter-spacing="normal" fo:font-style="normal" fo:font-weight="bold" officeooo:paragraph-rsid="004027ec" fo:background-color="#ffffff" style:font-size-asian="13pt" style:font-weight-asian="bold" style:font-size-complex="13pt" style:font-weight-complex="bold"/>
    </style:style>
    <style:style style:name="P17" style:family="paragraph" style:parent-style-name="Standard" style:list-style-name="L6">
      <style:paragraph-properties style:line-height-at-least="0.503cm"/>
      <style:text-properties fo:color="#000000" loext:opacity="100%" style:font-name="Carlito" fo:font-size="13pt" fo:font-weight="normal" fo:background-color="#ffffff" style:font-size-asian="13pt" style:font-size-complex="13pt"/>
    </style:style>
    <style:style style:name="P18" style:family="paragraph" style:parent-style-name="Standard" style:list-style-name="L7">
      <style:paragraph-properties style:line-height-at-least="0.503cm"/>
      <style:text-properties fo:color="#000000" loext:opacity="100%" style:font-name="Carlito" fo:font-size="13pt" fo:font-weight="normal" fo:background-color="#ffffff" style:font-size-asian="13pt" style:font-size-complex="13pt"/>
    </style:style>
    <style:style style:name="P19" style:family="paragraph" style:parent-style-name="Standard" style:list-style-name="L8">
      <style:paragraph-properties style:line-height-at-least="0.503cm"/>
      <style:text-properties fo:color="#000000" loext:opacity="100%" style:font-name="Carlito" fo:font-size="13pt" fo:font-weight="normal" fo:background-color="#ffffff" style:font-size-asian="13pt" style:font-size-complex="13pt"/>
    </style:style>
    <style:style style:name="P20" style:family="paragraph" style:parent-style-name="Standard">
      <style:text-properties fo:color="#000000" loext:opacity="100%" style:font-name="Carlito" fo:font-size="13pt" fo:background-color="#ffffff" style:font-size-asian="13pt" style:font-size-complex="13pt"/>
    </style:style>
    <style:style style:name="T1" style:family="text">
      <style:text-properties officeooo:rsid="000b8fb7"/>
    </style:style>
    <style:style style:name="T2" style:family="text">
      <style:text-properties officeooo:rsid="002523bd"/>
    </style:style>
    <style:style style:name="T3" style:family="text">
      <style:text-properties officeooo:rsid="0023a2a7"/>
    </style:style>
    <style:style style:name="T4" style:family="text">
      <style:text-properties officeooo:rsid="0023f1cd"/>
    </style:style>
    <style:style style:name="T5" style:family="text">
      <style:text-properties fo:font-weight="bold" style:font-weight-asian="bold" style:font-weight-complex="bold"/>
    </style:style>
    <style:style style:name="T6" style:family="text">
      <style:text-properties officeooo:rsid="0025c846"/>
    </style:style>
    <style:style style:name="T7" style:family="text">
      <style:text-properties officeooo:rsid="002fcf3b"/>
    </style:style>
    <style:style style:name="T8" style:family="text">
      <style:text-properties officeooo:rsid="0030599f"/>
    </style:style>
    <style:style style:name="T9" style:family="text">
      <style:text-properties officeooo:rsid="001acf13"/>
    </style:style>
    <style:style style:name="T10" style:family="text">
      <style:text-properties fo:font-weight="normal"/>
    </style:style>
    <style:style style:name="T11" style:family="text">
      <style:text-properties officeooo:rsid="00275d70" fo:background-color="#ffffff" loext:char-shading-value="0" style:font-size-asian="13pt" style:font-weight-asian="normal" style:font-size-complex="13pt" style:font-weight-complex="normal"/>
    </style:style>
    <style:style style:name="T12" style:family="text">
      <style:text-properties officeooo:rsid="003803dc" fo:background-color="#ffffff" loext:char-shading-value="0" style:font-size-asian="13pt" style:font-weight-asian="normal" style:font-size-complex="13pt" style:font-weight-complex="normal"/>
    </style:style>
    <style:style style:name="T13" style:family="text">
      <style:text-properties officeooo:rsid="002aa548" fo:background-color="#ffffff" loext:char-shading-value="0" style:font-size-asian="13pt" style:font-weight-asian="normal" style:font-size-complex="13pt" style:font-weight-complex="normal"/>
    </style:style>
    <style:style style:name="T14" style:family="text">
      <style:text-properties fo:font-weight="bold" officeooo:rsid="002aa548" fo:background-color="#ffffff" loext:char-shading-value="0" style:font-size-asian="13pt" style:font-weight-asian="bold" style:font-size-complex="13pt" style:font-weight-complex="bold"/>
    </style:style>
    <style:style style:name="T15" style:family="text">
      <style:text-properties officeooo:rsid="00379de7" fo:background-color="#ffffff" loext:char-shading-value="0" style:font-size-asian="13pt" style:font-weight-asian="normal" style:font-size-complex="13pt" style:font-weight-complex="normal"/>
    </style:style>
    <style:style style:name="T16" style:family="text">
      <style:text-properties officeooo:rsid="002c86ff" fo:background-color="#ffffff" loext:char-shading-value="0" style:font-size-asian="13pt" style:font-weight-asian="normal" style:font-size-complex="13pt" style:font-weight-complex="normal"/>
    </style:style>
    <style:style style:name="T17" style:family="text">
      <style:text-properties fo:font-variant="normal" fo:text-transform="none" fo:color="#1a1a1a" loext:opacity="100%" style:font-name="apple-system" fo:font-size="12pt" fo:letter-spacing="normal" fo:font-style="normal"/>
    </style:style>
    <style:style style:name="T18" style:family="text">
      <style:text-properties fo:font-variant="normal" fo:text-transform="none" fo:color="#1a1a1a" loext:opacity="100%" style:font-name="apple-system" fo:font-size="12pt" fo:letter-spacing="normal" fo:font-style="normal" officeooo:rsid="0042fee8"/>
    </style:style>
    <style:style style:name="T19" style:family="text">
      <style:text-properties officeooo:rsid="002aa548"/>
    </style:style>
    <style:style style:name="T20" style:family="text">
      <style:text-properties style:font-weight-asian="normal" style:font-weight-complex="normal"/>
    </style:style>
    <style:style style:name="T21" style:family="text">
      <style:text-properties officeooo:rsid="00138203" style:font-weight-asian="normal" style:font-weight-complex="normal"/>
    </style:style>
    <style:style style:name="T22" style:family="text">
      <style:text-properties officeooo:rsid="0026350f"/>
    </style:style>
    <style:style style:name="T23" style:family="text">
      <style:text-properties officeooo:rsid="00275d70"/>
    </style:style>
    <style:style style:name="T24" style:family="text">
      <style:text-properties officeooo:rsid="002e1388"/>
    </style:style>
    <style:style style:name="T25" style:family="text">
      <style:text-properties fo:color="#000000" loext:opacity="100%" style:font-name="Carlito" fo:font-size="13pt" fo:font-weight="normal" officeooo:rsid="00275d70" fo:background-color="#ffffff" loext:char-shading-value="0" style:font-size-asian="13pt" style:font-size-complex="13pt"/>
    </style:style>
    <style:style style:name="T26" style:family="text">
      <style:text-properties officeooo:rsid="002c9a66"/>
    </style:style>
    <style:style style:name="T27" style:family="text">
      <style:text-properties officeooo:rsid="003a9490"/>
    </style:style>
    <style:style style:name="T28" style:family="text">
      <style:text-properties officeooo:rsid="003bbaa4"/>
    </style:style>
    <style:style style:name="T29" style:family="text">
      <style:text-properties fo:font-weight="normal" officeooo:rsid="00350a8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0235 Coursework challenge</text:p>
      <text:p text:style-name="P1"/>
      <text:p text:style-name="Subtitle"><text:span text:style-name="T1">I</text:span>ntroduction</text:p>
      <text:p text:style-name="P1"/>
      <text:p text:style-name="P2">In the field of biochemistry there have recently been large advances in predicting protein structure. A group of biochemist researchers at UCL Medical school would like to make predictions of possible 3D structures of proteins in the Human Genome. The have written a small data analysis pipeline, comprising 4 steps that is capable of making such predictions. A prediction for each protein in their pipeline takes 13 minutes and they have <text:span text:style-name="T2">21,856</text:span> proteins they <text:span text:style-name="T3">wish to</text:span> analyse. They calculate that on their computer with just one CPU core, it would take <text:span text:style-name="T2">nearly 200 days</text:span> to make all the predictions they want.</text:p>
      <text:p text:style-name="P1"/>
      <text:p text:style-name="P2">They have approached you to help turn their data analysis program in to a distributed analysis system which can run their predictions in a timely fashion. They can provide you with their python scripts. Their pipeline makes use of two machine learning predictors; S4Pred and HHSearch. To test the system the researchers give you a list of 6,000 proteins they are most interested in and they they would like you <text:span text:style-name="T2">build a system that can analyse these 6,000 entries as a proof of concept.</text:span></text:p>
      <text:p text:style-name="P1"/>
      <text:p text:style-name="Subtitle">The researcher's pipeline and data</text:p>
      <text:p text:style-name="P1"/>
      <text:p text:style-name="P2">The researchers provide you with two files. One file containing all the proteins in th<text:span text:style-name="T4">e mouse</text:span> proteome <text:span text:style-name="T5">UP000000589_10090.fasta.gz</text:span> and a second file with their pipeline python code <text:span text:style-name="T5">code.tar.gz</text:span>. </text:p>
      <text:p text:style-name="P1"/>
      <text:p text:style-name="P2">The code file includes 3 items. Two python scripts and a text file with 6,000 protein IDs. The python script, <text:span text:style-name="T5">pipeline.script.py</text:span> runs the data analysis pipeline they have written. The python script <text:span text:style-name="T5">results_parser.py</text:span> is a short piece of code that their pipeline script requires. The <text:span text:style-name="T5">experiment_ids.txt</text:span> contains the list of protein IDs for the subset of 6,000 proteins they would like you to run predictions for.</text:p>
      <text:p text:style-name="P1"/>
      <text:p text:style-name="P2">If you open <text:span text:style-name="T5">pipeline.script.py</text:span> you can follow the logic of their analysis. At the start of the process the script reads in all the proteins from a fasta file. Then for each file it runs the following 4 steps.</text:p>
      <text:p text:style-name="P1"/>
      <text:p text:style-name="P2">1. Run the s4pred ML tool</text:p>
      <text:p text:style-name="P2">2. Rewrite the input sequence to include the s3pred predictions</text:p>
      <text:p text:style-name="P2">3. Run the HHSearch ML tool</text:p>
      <text:p text:style-name="P2">4. Parse the HHSearch output</text:p>
      <text:p text:style-name="P1"/>
      <text:p text:style-name="P2">The 4th step outputs the results that the researchers want to capture.</text:p>
      <text:p text:style-name="P1"/>
      <text:p text:style-name="Subtitle"><text:soft-page-break/>Coursework task</text:p>
      <text:p text:style-name="P1"/>
      <text:p text:style-name="P2">In this coursework you are required to build a distributed pipeline across your cloud machines that will run the 4 steps in the `pipeline_script.py`. <text:span text:style-name="T6">I</text:span>t should accomplish this in distributed fash<text:span text:style-name="T6">i</text:span>on across your mini-cluster of <text:span text:style-name="T7">6</text:span> machines (one host and <text:span text:style-name="T8">5</text:span> <text:span text:style-name="T8">workers</text:span>). <text:span text:style-name="T8">The host machine is a low resource machine and not intended to run calculations. </text:span><text:span text:style-name="T6">And it must be accomplished using a message passing framework such as RabbitMQ, Celery, Kafka, etc. You must write the code to implement that pipeline yourself. </text:span>You are free to accomplish this as you see fit. Your solution should include the following features</text:p>
      <text:p text:style-name="P1"/>
      <text:list text:style-name="L1">
        <text:list-item>
          <text:p text:style-name="P3"><text:span text:style-name="T6">Must </text:span>use appropriate <text:span text:style-name="T6">automate</text:span><text:span text:style-name="T8">d</text:span><text:span text:style-name="T6"> and distribute</text:span><text:span text:style-name="T8">d</text:span><text:span text:style-name="T6"> </text:span>configuration syste<text:span text:style-name="T6">m (ansible)</text:span></text:p>
        </text:list-item>
        <text:list-item>
          <text:p text:style-name="P3">Make use of an app<text:span text:style-name="T9">r</text:span>opriate data stor<text:span text:style-name="T6">age</text:span> for the complete <text:span text:style-name="T6">mouse</text:span> proteome <text:span text:style-name="T8">data </text:span>contained in <text:span text:style-name="T8">the </text:span>file <text:span text:style-name="T8">provided</text:span>. <text:span text:style-name="T8">The storage mechanism</text:span> should be able to return appropriate records from a list of arbitrary protein IDs</text:p>
        </text:list-item>
        <text:list-item>
          <text:p text:style-name="P3">Make use of appropriate monitoring and logging of your mini-cluster and your data analysis pipeline</text:p>
        </text:list-item>
        <text:list-item>
          <text:p text:style-name="P3"><text:span text:style-name="T8">Must c</text:span>ollate the results calculated on the client machines <text:span text:style-name="T6">in a central location</text:span></text:p>
        </text:list-item>
      </text:list>
      <text:p text:style-name="P1"/>
      <text:p text:style-name="P2">You need to collate the following information from step 4 for the researchers, preserving these file formats:</text:p>
      <text:p text:style-name="P1"/>
      <text:list text:style-name="L2">
        <text:list-item>
          <text:p text:style-name="P4">A csv file that contains a list of proteins and the identity of the best hit calculated by HHSearch. You can find an example such file in <text:span text:style-name="T5">coursework_example_output/example_hits_output.csv</text:span></text:p>
        </text:list-item>
        <text:list-item>
          <text:p text:style-name="P5"><text:span text:style-name="T10">A file containing the mean Standard Deviation and mean Geometric means for all 6,000 HHSearch runs you calculate (i.e. capture the STD and Gmean values for each pipeline run and take the average across 6,000 runs). You can find an example such file in </text:span><text:span text:style-name="T5">coursework_example_output/example_profile_output.csv</text:span></text:p>
        </text:list-item>
      </text:list>
      <text:p text:style-name="P1"><text:span text:style-name="T5"/></text:p>
      <text:p text:style-name="P6"><text:span text:style-name="T11">You </text:span><text:span text:style-name="T12">should</text:span><text:span text:style-name="T11"> not write any terraform code to set up your machines. You must use the terraform code provided in </text:span><text:span text:style-name="T13">the </text:span><text:span text:style-name="T14">build_cluster/ </text:span><text:span text:style-name="T13">directory to create the 6 machines you </text:span><text:span text:style-name="T15">will</text:span><text:span text:style-name="T13"> use for the coursework. </text:span><text:span text:style-name="T16">Make sure to complete the variables.tf file with your details. </text:span><text:span text:style-name="T17">In general we do not want you to change this code. However the one exception is tags (instance labels). You are allowed to add the tags you need to the terraform code we provided </text:span><text:span text:style-name="T18">to allow access to IP ports, web applications and so forth.</text:span></text:p>
      <text:h text:style-name="Heading_20_1" text:outline-level="1">Challenges/hints</text:h>
      <text:p text:style-name="P1"/>
      <text:list text:style-name="L3">
        <text:list-item>
          <text:p text:style-name="P7">On your machines we estimate it should take about one to two days to run all the calculations.</text:p>
        </text:list-item>
        <text:list-item>
          <text:p text:style-name="P8">The host instance <text:span text:style-name="T6">is</text:span> too small to run the calculations. <text:span text:style-name="T19">Use this for running ansible, any centralised or control processes</text:span></text:p>
        </text:list-item>
        <text:list-item>
          <text:p text:style-name="P8">You need to be able to understand how to install and run the s4pred and hhsearch programs</text:p>
        </text:list-item>
        <text:list-item>
          <text:p text:style-name="P7"><text:soft-page-break/>You need to be able to understand how to fetch the required datasets for s4pred and hhsearch</text:p>
        </text:list-item>
        <text:list-item>
          <text:p text:style-name="P7">You will need to be able to understand the FASTA data format</text:p>
        </text:list-item>
        <text:list-item>
          <text:p text:style-name="P7">You should ensure you can successfully run <text:span text:style-name="T5">pipeline.script.py</text:span><text:span text:style-name="T20">. </text:span><text:span text:style-name="T21">This could be on either your own machine or on one of the cloud machines you have access to.</text:span> In the directory `pipeline_example`. You can find an example input sequence `test.fa`. If you run the script successfully you should produce a number of intermediary files, example of these can be found in the directory. And a final output file <text:span text:style-name="T5">hhr_parse.out</text:span>. The file<text:span text:style-name="T22">s</text:span> you produce should be equivalent (though some figures may have some minor differences)</text:p>
        </text:list-item>
        <text:list-item>
          <text:p text:style-name="P7">A<text:span text:style-name="T23">t</text:span> runtime the Load Average for a Client machine should <text:span text:style-name="T24">generally </text:span>not exceed <text:span text:style-name="T23">3 (num cpus minus 1)</text:span></text:p>
        </text:list-item>
        <text:list-item>
          <text:p text:style-name="P9">Is your design scalable beyond this one coursework task?</text:p>
        </text:list-item>
        <text:list-item>
          <text:p text:style-name="P9">What about the future, what if a user wanted to analysis a different set of proteins?</text:p>
        </text:list-item>
      </text:list>
      <text:h text:style-name="Heading_20_1" text:outline-level="1">Deliverables</text:h>
      <text:list text:style-name="L4">
        <text:list-item>
          <text:p text:style-name="P10"><text:span text:style-name="T25">You must submit all your code as a git repository in the course gitlab instance, this can be found at</text:span><text:bookmark text:name="menur6i1"/><text:span text:style-name="T25"> </text:span><text:a xlink:type="simple" xlink:href="https://gitlab.ds4eng.condenser.arc.ucl.ac.uk/" text:style-name="Internet_20_link" text:visited-style-name="Visited_20_Internet_20_Link">https://gitlab.ds4eng.condenser.arc.ucl.ac.uk/</text:a></text:p>
        </text:list-item>
        <text:list-item>
          <text:p text:style-name="P11">Your code repository must include <text:span text:style-name="T26">a README with </text:span>instructions on how to use your code to install AND run your data analysis system.</text:p>
        </text:list-item>
        <text:list-item>
          <text:p text:style-name="P12">A working version of your system running on the <text:span text:style-name="T7">6</text:span> machines. That the marker can log in to and run one example fasta and get results. <text:span text:style-name="T26">Each machine must include the lecturer_key.pub contents in the authorized_hosts</text:span></text:p>
        </text:list-item>
        <text:list-item>
          <text:p text:style-name="P12">Assessment is via a short viva (time to be arranged). You will be expected to give a <text:span text:style-name="T27">short </text:span><text:span text:style-name="T28">(no more than 10mins) </text:span><text:span text:style-name="T27">presentation which explains the design of your solution to the problem and gives a</text:span> live demo of your system. You will then have to answer some questions to justify your design choices. </text:p>
        </text:list-item>
      </text:list>
      <text:h text:style-name="Heading_20_1" text:outline-level="1">Pipeline Dependencies</text:h>
      <text:h text:style-name="Heading_20_2" text:outline-level="2">Executables</text:h>
      <text:list text:style-name="L5">
        <text:list-item>
          <text:p text:style-name="P13">S4Pred - https://github.com/psipred/s4pred</text:p>
        </text:list-item>
        <text:list-item>
          <text:p text:style-name="P13">HHSuite - https://github.com/soedinglab/hh-suite</text:p>
        </text:list-item>
        <text:list-item>
          <text:p text:style-name="P13">pipeline_script.py</text:p>
        </text:list-item>
        <text:list-item>
          <text:p text:style-name="P13">results_parser.py</text:p>
        </text:list-item>
      </text:list>
      <text:h text:style-name="Heading_20_2" text:outline-level="2">Datasets</text:h>
      <text:list text:style-name="L6">
        <text:list-item>
          <text:p text:style-name="P14"><text:span text:style-name="T10">pdb70 protein structure sequence dataset for HHSearch </text:span><text:span text:style-name="T29">(this may take 4 hours to download) </text:span><text:span text:style-name="T10">- </text:span><text:span text:style-name="T5">https://wwwuser.gwdg.de/~compbiol/data/hhsuite/databases/hhsuite_dbs/pdb70_from_mmcif_latest.tar.gz</text:span></text:p>
        </text:list-item>
        <text:list-item>
          <text:p text:style-name="P15">uniprot <text:span text:style-name="T22">mouse</text:span> proteome set - <text:s/></text:p>
        </text:list-item>
        <text:list-item>
          <text:p text:style-name="P16"><text:soft-page-break/>https://ftp.uniprot.org/pub/databases/uniprot/current_release/knowledgebase/reference_proteomes/Eukaryota/UP000000589/UP000000589_10090.fasta.gz</text:p>
        </text:list-item>
        <text:list-item>
          <text:p text:style-name="P17">List of fasta IDs to analyse - <text:span text:style-name="T5">experiment_ids.txt</text:span></text:p>
        </text:list-item>
      </text:list>
      <text:h text:style-name="Heading_20_2" text:outline-level="2">Python dependencies</text:h>
      <text:list text:style-name="L7">
        <text:list-item>
          <text:p text:style-name="P18">biopython</text:p>
        </text:list-item>
        <text:list-item>
          <text:p text:style-name="P18">torch</text:p>
        </text:list-item>
        <text:list-item>
          <text:p text:style-name="P18">numpy</text:p>
        </text:list-item>
        <text:list-item>
          <text:p text:style-name="P18">scipy</text:p>
        </text:list-item>
      </text:list>
      <text:h text:style-name="Heading_20_1" text:outline-level="1">Background Reading</text:h>
      <text:list text:style-name="L8">
        <text:list-item>
          <text:p text:style-name="P19">https://en.wikipedia.org/wiki/Human_genome</text:p>
        </text:list-item>
        <text:list-item>
          <text:p text:style-name="P19">https://en.wikipedia.org/wiki/Protein</text:p>
        </text:list-item>
        <text:list-item>
          <text:p text:style-name="P19">https://en.wikipedia.org/wiki/Proteome</text:p>
        </text:list-item>
        <text:list-item>
          <text:p text:style-name="P19">https://en.wikipedia.org/wiki/FASTA_format</text:p>
        </text:list-item>
        <text:list-item>
          <text:p text:style-name="P19">https://en.wikipedia.org/wiki/Protein_Data_Bank_(file_format)</text:p>
        </text:list-item>
      </text:list>
      <text:p text:style-name="P2"/>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6:22:05.630460211</meta:creation-date>
    <dc:date>2025-11-26T12:40:12.742485258</dc:date>
    <meta:editing-duration>P2DT20H20M10S</meta:editing-duration>
    <meta:editing-cycles>42</meta:editing-cycles>
    <meta:generator>LibreOffice/24.8.2.1$MacOSX_X86_64 LibreOffice_project/0f794b6e29741098670a3b95d60478a65d05ef13</meta:generator>
    <meta:print-date>2025-11-24T12:52:50.219972601</meta:print-date>
    <meta:printed-by>PDF files</meta:printed-by>
    <meta:document-statistic meta:table-count="0" meta:image-count="0" meta:object-count="0" meta:page-count="4" meta:paragraph-count="60" meta:word-count="1155" meta:character-count="7331" meta:non-whitespace-character-count="6268"/>
  </office:meta>
</office:document-meta>
</file>